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Standard">
      <style:paragraph-properties fo:padding="0.0193in" fo:border="0.0008in solid #d9d9e3"/>
    </style:style>
    <style:style style:name="P3" style:family="paragraph" style:parent-style-name="Standard">
      <style:paragraph-properties fo:margin-top="0in" fo:margin-bottom="0.1965in" fo:padding="0.0193in" fo:border="0.0008in solid #d9d9e3"/>
    </style:style>
    <style:style style:name="P4" style:family="paragraph" style:parent-style-name="Heading_20_3">
      <style:paragraph-properties fo:padding="0.0193in" fo:border="0.0008in solid #d9d9e3"/>
    </style:style>
    <style:style style:name="P5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Глава 1 - развернутый ответ - чтобы получить полную информацию и понимание, професиональная разработка </text:p>
      <text:p text:style-name="P2">ChatGPT</text:p>
      <text:p text:style-name="P3">ChatGPT</text:p>
      <text:h text:style-name="P4" text:outline-level="3">Глава 1: Введение в WordPress</text:h>
      <text:p text:style-name="P1">WordPress - это популярная система управления контентом (CMS), разработанная для создания веб-сайтов любой сложности. В первой главе мы погрузимся в глубины платформы, чтобы полностью понять её основы, возможности и принципы работы.</text:p>
      <text:h text:style-name="P5" text:outline-level="4">1.1 Что такое WordPress?</text:h>
      <text:p text:style-name="P1">WordPress - это бесплатная и открытая CMS, базирующаяся на PHP и MySQL. Она начала свою историю как платформа для блогов, но позднее превратилась в мощный инструмент для создания разнообразных сайтов: от личных блогов до корпоративных порталов и интернет-магазинов. Её преимущества включают гибкость, расширяемость и большое сообщество разработчиков и пользователей.</text:p>
      <text:h text:style-name="P5" text:outline-level="4">1.2 Установка и настройка WordPress</text:h>
      <text:p text:style-name="P1">Установка WordPress может осуществляться на локальном сервере (например, с использованием программы для веб-разработчиков, такой как XAMPP или MAMP) или на удаленном хостинге. Это первый шаг в создании сайта на данной платформе. После установки следует выполнить базовую настройку, включая выбор темы, установку плагинов, настройку пермалинков, а также управление пользователями и правами доступа.</text:p>
      <text:h text:style-name="P5" text:outline-level="4">1.3 Архитектура и структура WordPress</text:h>
      <text:p text:style-name="P1">WordPress имеет определенную структуру файлов и папок, которая включает в себя ядро системы, папки тем, плагинов, а также файлы, отвечающие за различные аспекты функционала. Кроме того, он использует MySQL для хранения данных, включая содержимое страниц, постов, пользователей и многое другое.</text:p>
      <text:p text:style-name="P1">Система также предоставляет API для создания собственных тем и плагинов, позволяя разработчикам создавать уникальный функционал без изменения основного кода WordPress.</text:p>
      <text:p text:style-name="P1">В этой главе мы углубимся в каждый аспект WordPress, рассмотрим его внутреннее устройство и основные принципы работы, чтобы обеспечить основу для дальнейшего изучения разработки на данной платформе. От понимания архитектуры до установки и настройки, это базовый камень, на котором строится профессиональная разработка на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30T22:31:47.14</dc:date>
    <meta:document-statistic meta:table-count="0" meta:image-count="0" meta:object-count="0" meta:page-count="1" meta:paragraph-count="13" meta:word-count="270" meta:character-count="2028"/>
    <dc:creator>Dima Wide</dc:creator>
    <meta:user-defined meta:name="Info 1"/>
    <meta:user-defined meta:name="Info 2"/>
    <meta:user-defined meta:name="Info 3"/>
    <meta:user-defined meta:name="Info 4"/>
  </office:meta>
</office:document-meta>
</file>